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fo:color="#000000" officeooo:rsid="000debbb" officeooo:paragraph-rsid="000debbb" fo:background-color="#ff99ff"/>
    </style:style>
    <style:style style:name="P3" style:family="paragraph" style:parent-style-name="Heading_20_1">
      <style:text-properties officeooo:rsid="000debbb" officeooo:paragraph-rsid="000debbb"/>
    </style:style>
    <style:style style:name="P4" style:family="paragraph" style:parent-style-name="Heading_20_1">
      <style:text-properties officeooo:rsid="0002b8a9" officeooo:paragraph-rsid="0002b8a9"/>
    </style:style>
    <style:style style:name="P5" style:family="paragraph" style:parent-style-name="Text_20_body" style:list-style-name="L1">
      <style:text-properties officeooo:paragraph-rsid="000debbb"/>
    </style:style>
    <style:style style:name="P6" style:family="paragraph" style:parent-style-name="Text_20_body" style:list-style-name="L1">
      <style:text-properties officeooo:paragraph-rsid="00101370"/>
    </style:style>
    <style:style style:name="P7" style:family="paragraph" style:parent-style-name="Text_20_body" style:list-style-name="L1">
      <style:text-properties officeooo:rsid="000debbb" officeooo:paragraph-rsid="000debbb"/>
    </style:style>
    <style:style style:name="P8" style:family="paragraph" style:parent-style-name="Text_20_body" style:list-style-name="L2">
      <style:text-properties officeooo:rsid="000debbb" officeooo:paragraph-rsid="000debbb"/>
    </style:style>
    <style:style style:name="P9" style:family="paragraph" style:parent-style-name="Text_20_body" style:list-style-name="L1">
      <style:text-properties style:text-underline-style="none" fo:font-weight="normal" officeooo:rsid="000debbb" officeooo:paragraph-rsid="000debbb" style:font-weight-asian="normal" style:font-weight-complex="normal"/>
    </style:style>
    <style:style style:name="P10" style:family="paragraph" style:parent-style-name="Text_20_body" style:list-style-name="L2">
      <style:text-properties style:text-underline-style="none" fo:font-weight="normal" officeooo:rsid="000debbb" officeooo:paragraph-rsid="000debbb" style:font-weight-asian="normal" style:font-weight-complex="normal"/>
    </style:style>
    <style:style style:name="P11" style:family="paragraph" style:parent-style-name="Text_20_body" style:list-style-name="L1">
      <style:text-properties style:text-underline-style="none" fo:font-weight="normal" officeooo:rsid="00101370" officeooo:paragraph-rsid="00101370" style:font-weight-asian="normal" style:font-weight-complex="normal"/>
    </style:style>
    <style:style style:name="P12" style:family="paragraph" style:parent-style-name="Text_20_body" style:list-style-name="L2">
      <style:text-properties style:text-underline-style="none" fo:font-weight="normal" officeooo:rsid="00101370" officeooo:paragraph-rsid="00101370" style:font-weight-asian="normal" style:font-weight-complex="normal"/>
    </style:style>
    <style:style style:name="P13" style:family="paragraph" style:parent-style-name="Text_20_body" style:list-style-name="L2">
      <style:text-properties officeooo:paragraph-rsid="0010137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ebbb" style:font-weight-asian="normal" style:font-weight-complex="normal"/>
    </style:style>
    <style:style style:name="T4" style:family="text">
      <style:text-properties style:text-underline-style="none" fo:font-weight="normal" officeooo:rsid="00101370" style:font-weight-asian="normal" style:font-weight-complex="normal"/>
    </style:style>
    <style:style style:name="T5" style:family="text">
      <style:text-properties officeooo:rsid="00101370"/>
    </style:style>
    <style:style style:name="T6" style:family="text">
      <style:text-properties officeooo:rsid="000deb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nnesaha – Bandsaw<text:line-break/>’<text:span text:style-name="T5">Nelli-nelisormi’ BAS 500 DN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Käyttö</text:h>
            <text:list xml:id="list2203544621" text:style-name="L1">
              <text:list-item>
                <text:p text:style-name="P7">Vain puulle ja osalle muoveista</text:p>
                <text:list>
                  <text:list-item>
                    <text:p text:style-name="P7">Ei lasikuituvahvistettuja muoveja</text:p>
                  </text:list-item>
                  <text:list-item>
                    <text:p text:style-name="P7">Ei hiilikuituvahvistettuja muoveja</text:p>
                  </text:list-item>
                </text:list>
              </text:list-item>
              <text:list-item>
                <text:p text:style-name="P7">Käytä <text:span text:style-name="T1">AINA</text:span><text:span text:style-name="T2"> puruimuria</text:span></text:p>
                <text:list>
                  <text:list-item>
                    <text:p text:style-name="P9">Käynnistä imuri</text:p>
                  </text:list-item>
                  <text:list-item>
                    <text:p text:style-name="P9">Avaa vannesahan letkun sulkupelti</text:p>
                  </text:list-item>
                </text:list>
              </text:list-item>
              <text:list-item>
                <text:p text:style-name="P11">Pöydän kallistaminen edellyttää pöydän keskiön vaihtoa</text:p>
              </text:list-item>
              <text:list-item>
                <text:p text:style-name="P9">Jos kallistit pöytää sahatessasi käännä se lopuksi 90-asteen kulmaan terään nähden</text:p>
              </text:list-item>
              <text:list-item>
                <text:p text:style-name="P9">Puhdista sahan pöytä <text:span text:style-name="T5">ja ympäristö </text:span>käytön jälkeen</text:p>
              </text:list-item>
              <text:list-item>
                <text:p text:style-name="P9">Sulje sulkupelti käytön jälkeen</text:p>
              </text:list-item>
              <text:list-item>
                <text:p text:style-name="P5"><text:span text:style-name="T3">Terä: </text:span>3380<text:span text:style-name="T5">mm / </text:span>6-25 mm</text:p>
              </text:list-item>
              <text:list-item>
                <text:p text:style-name="P6"><text:span text:style-name="T5">Keskiö: </text:span>⌀<text:span text:style-name="T5">69,5mm laserilla leikattuna</text:span></text:p>
              </text:list-item>
            </text:list>
          </table:table-cell>
          <table:table-cell table:style-name="Table1.A1" office:value-type="string">
            <text:h text:style-name="P3" text:outline-level="1">Usage</text:h>
            <text:list xml:id="list982013749" text:style-name="L2">
              <text:list-item>
                <text:p text:style-name="P8">Only for wood and some plastics</text:p>
                <text:list>
                  <text:list-item>
                    <text:p text:style-name="P8">No glassfiber reinforced plastics</text:p>
                  </text:list-item>
                  <text:list-item>
                    <text:p text:style-name="P8">No carbonfiber reinforced plastics</text:p>
                  </text:list-item>
                </text:list>
              </text:list-item>
              <text:list-item>
                <text:p text:style-name="P8"><text:span text:style-name="T1">ALLWAYS</text:span><text:span text:style-name="T2"> use the dust collector</text:span></text:p>
                <text:list>
                  <text:list-item>
                    <text:p text:style-name="P10">Turn the dust collector on</text:p>
                  </text:list-item>
                  <text:list-item>
                    <text:p text:style-name="P10">Open the valve on bandsaw’s hose</text:p>
                  </text:list-item>
                </text:list>
              </text:list-item>
              <text:list-item>
                <text:p text:style-name="P12">Before tilting the table replace the center insert on the table</text:p>
              </text:list-item>
              <text:list-item>
                <text:p text:style-name="P10">If you tilted the table while sawing return it to 90 degrees</text:p>
              </text:list-item>
              <text:list-item>
                <text:p text:style-name="P10">Clean the saw’s table <text:span text:style-name="T5">and surrounding area</text:span> after use</text:p>
              </text:list-item>
              <text:list-item>
                <text:p text:style-name="P10">Close the dust collection valve</text:p>
              </text:list-item>
              <text:list-item>
                <text:p text:style-name="P13"><text:span text:style-name="T3">Blade </text:span><text:span text:style-name="T2">3380</text:span><text:span text:style-name="T4">mm </text:span><text:span text:style-name="T2">/ 6-25 mm</text:span><text:span text:style-name="T6"> </text:span></text:p>
              </text:list-item>
              <text:list-item>
                <text:p text:style-name="P13"><text:span text:style-name="T5">Center insert: </text:span>⌀<text:span text:style-name="T5">69,5mm as cutted by the laser cutter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12-20T16:05:39.078225000</meta:print-date>
    <dc:date>2018-12-30T16:27:09.202566000</dc:date>
    <meta:editing-duration>P11DT4M9S</meta:editing-duration>
    <meta:editing-cycles>4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7" meta:word-count="170" meta:character-count="991" meta:non-whitespace-character-count="870"/>
  </office:meta>
</office:document-meta>
</file>